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Heading_20_1">
      <style:paragraph-properties fo:line-height="150%"/>
      <style:text-properties style:font-name="Liberation Sans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officeooo:rsid="0041a84b" officeooo:paragraph-rsid="004e7e54"/>
    </style:style>
    <style:style style:name="P4" style:family="paragraph" style:parent-style-name="Standard" style:list-style-name="L3">
      <style:paragraph-properties fo:line-height="150%" fo:text-align="justify" style:justify-single-word="false"/>
      <style:text-properties style:font-name="Liberation Sans" officeooo:paragraph-rsid="004e7e54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e7e54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e345b" officeooo:paragraph-rsid="004e345b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ce2e4" officeooo:paragraph-rsid="004ce2e4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fd2b7" officeooo:paragraph-rsid="004fd2b7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fd2b7" officeooo:paragraph-rsid="00507519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07519" officeooo:paragraph-rsid="00507519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 style:list-style-name="L2">
      <style:paragraph-properties fo:line-height="150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e7e54" officeooo:paragraph-rsid="004e7e54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e345b" officeooo:paragraph-rsid="00507519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2">
      <style:paragraph-properties fo:line-height="150%"/>
      <style:text-properties style:font-name="Liberation Sans" fo:font-size="14pt" fo:font-weight="normal" officeooo:rsid="004e345b" officeooo:paragraph-rsid="004e345b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4ce2e4"/>
    </style:style>
    <style:style style:name="T4" style:family="text">
      <style:text-properties officeooo:rsid="004e345b"/>
    </style:style>
    <style:style style:name="T5" style:family="text">
      <style:text-properties officeooo:rsid="0041a84b"/>
    </style:style>
    <style:style style:name="T6" style:family="text">
      <style:text-properties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7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8" style:family="text">
      <style:text-properties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fo:font-size="14pt" fo:font-weight="normal" officeooo:rsid="004e7e54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fo:font-size="14pt" fo:font-weight="normal" officeooo:rsid="004e345b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style:font-name="Liberation Sans" fo:font-size="14pt" fo:font-weight="bold" officeooo:rsid="004fd2b7" style:font-name-asian="Liberation Serif" style:font-size-asian="14pt" style:font-weight-asian="bold" style:font-name-complex="Liberation Serif" style:font-size-complex="14pt" style:font-weight-complex="bold"/>
    </style:style>
    <style:style style:name="T12" style:family="text">
      <style:text-properties officeooo:rsid="004fd2b7"/>
    </style:style>
    <style:style style:name="T13" style:family="text">
      <style:text-properties officeooo:rsid="0050751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Objectif</text:span><text:span text:style-name="T7">s</text:span><text:span text:style-name="T8"> : </text:span><text:span text:style-name="T9">Notions sur </text:span><text:span text:style-name="T10">les fractions</text:span></text:p>
      <text:list xml:id="list810656893" text:style-name="L3">
        <text:list-item>
          <text:p text:style-name="P4"><text:span text:style-name="T9">D</text:span><text:span text:style-name="T10">éfinition</text:span><text:span text:style-name="T9">s et </text:span><text:span text:style-name="T10">vocabulaire </text:span><text:span text:style-name="T9">(numérateur/dénominateur ; tiers ; quart ; etc)</text:span></text:p>
        </text:list-item>
        <text:list-item>
          <text:p text:style-name="P4"><text:span text:style-name="T9">Une fraction peut s’écrire de plusieurs manières</text:span></text:p>
        </text:list-item>
        <text:list-item>
          <text:p text:style-name="P4"><text:span text:style-name="T9">Comment additionner </text:span><text:span text:style-name="T10">de</text:span><text:span text:style-name="T9">s</text:span><text:span text:style-name="T10"> fractions</text:span></text:p>
        </text:list-item>
      </text:list>
      <text:h text:style-name="P2" text:outline-level="1">Déroulé</text:h>
      <text:list xml:id="list2169838085" text:style-name="L2">
        <text:list-item>
          <text:p text:style-name="P5">Questions flash</text:p>
          <text:p text:style-name="P12">7×6 = ? <text:s text:c="9"/>12×22 = ? <text:s text:c="6"/>(d) et (d’) perp à (d’’). que dire de (d) et (d’)</text:p>
          <text:p text:style-name="P12">60 s = ? min <text:s text:c="3"/>1 m = ? mm <text:s text:c="3"/>120 cl = ? l <text:s text:c="4"/></text:p>
          <text:p text:style-name="P12">[AB] = segment / droite / demi-droite</text:p>
          <text:p text:style-name="P8"/>
        </text:list-item>
        <text:list-item>
          <text:p text:style-name="P9">Vocabulaire</text:p>
          <text:p text:style-name="P9"/>
        </text:list-item>
        <text:list-item>
          <text:p text:style-name="P9"><text:span text:style-name="T13">Plusieurs écritures : les faire découper</text:span></text:p>
          <text:p text:style-name="P10"/>
        </text:list-item>
        <text:list-item>
          <text:p text:style-name="P10">Addition de fractions</text:p>
        </text:list-item>
      </text:list>
      <text:p text:style-name="P6"/>
      <text:list xml:id="list135320548458910" text:continue-numbering="true" text:style-name="L2">
        <text:list-item>
          <text:p text:style-name="P9">Exercices</text:p>
          <text:p text:style-name="P13">ex. 2<text:span text:style-name="T12">3</text:span> p. 40 : <text:span text:style-name="T12">écrire des fractions</text:span></text:p>
          <text:p text:style-name="P13">ex. 2<text:span text:style-name="T13">4</text:span> p. 40 : <text:span text:style-name="T13">Fractions égales de dénominateurs différents</text:span></text:p>
          <text:p text:style-name="P14">ex. 25 p. 40 : changement écriture : de la somme entier + fraction décimale à une seule fraction décimale plus grande que 1</text:p>
          <text:p text:style-name="P14">ex. 26 p. 40 : changement écriture : de la fraction vers la somme entier + fraction décimale</text:p>
          <text:p text:style-name="P14">ex. 27 p. 40 : addition / soustraction fractio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day number:calendar="jewish"/>
      <number:text> </number:text>
      <number:month number:calendar="jewish" number:style="long" number:textual="true"/>
    </number:date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2">
      <number:month number:calendar="jewish" number:style="long" number:textual="true"/>
    </number:dat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09">
      <number:month number:calendar="jewish" number:style="long" number:textual="true"/>
      <number:text> </number:text>
      <number:day number:calendar="jewish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4ce2e4"/>
    </style:style>
    <style:style style:name="MT4" style:family="text">
      <style:text-properties officeooo:rsid="004e345b"/>
    </style:style>
    <style:style style:name="MT5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3 – </text:span><text:span text:style-name="MT4">Nombres Décimaux</text:span><text:tab/><text:span text:style-name="MT2">Séance </text:span><text:span text:style-name="MT4">1</text:span><text:span text:style-name="MT5"> - </text:span><text:span text:style-name="MT4">03</text:span><text:span text:style-name="MT5">/</text:span><text:span text:style-name="MT4">1</text:span><text:span text:style-name="MT5">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03T13:53:19.645216346</dc:date>
    <meta:editing-duration>PT9H47M15S</meta:editing-duration>
    <meta:editing-cycles>39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78" meta:character-count="887" meta:non-whitespace-character-count="720"/>
  </office:meta>
</office:document-meta>
</file>